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alibri" svg:font-family="Calibri"/>
  </office:font-face-decls>
  <office:automatic-styles>
    <style:style style:name="G_ImgFrm" style:family="graphic" style:parent-style-name="Graphics">
      <style:graphic-properties style:vertical-pos="top" style:vertical-rel="baseline" style:horizontal-pos="left" style:horizontal-rel="paragraph"/>
    </style:style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2777in"/>
    </style:style>
    <style:style style:name="TC1" style:family="table-column">
      <style:table-column-properties style:column-width="2.5694in"/>
    </style:style>
    <style:style style:name="TC2" style:family="table-column">
      <style:table-column-properties style:column-width="1.2916in"/>
    </style:style>
    <style:style style:name="TC3" style:family="table-column">
      <style:table-column-properties style:column-width="1.2777in"/>
    </style:style>
    <style:style style:name="TC4" style:family="table-column">
      <style:table-column-properties style:column-width="0.5138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1.0972in"/>
    </style:style>
    <style:style style:name="C1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Calibri" fo:font-size="25.0pt" style:font-size-asian="25.0pt" style:font-size-complex="25.0pt" fo:font-weight="bold">
</style:text-properties>
    </style:style>
    <style:style style:name="TR2" style:family="table-row">
      <style:table-row-properties style:use-optimal-row-height="false" style:row-height="0.3055in"/>
    </style:style>
    <style:style style:name="T1" style:family="text">
      <style:text-properties style:font-name="Calibri" fo:font-size="12.0pt" style:font-size-asian="12.0pt" style:font-size-complex="12.0pt" fo:font-weight="bold">
</style:text-properties>
    </style:style>
    <style:style style:name="TR3" style:family="table-row">
      <style:table-row-properties style:use-optimal-row-height="false" style:row-height="0.6111in"/>
    </style:style>
    <style:style style:name="TR4" style:family="table-row">
      <style:table-row-properties style:use-optimal-row-height="false" style:row-height="0.2638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2" style:family="text">
      <style:text-properties style:font-name="Calibri" fo:font-size="10.0pt" style:font-size-asian="10.0pt" style:font-size-complex="10.0pt" fo:font-weight="bold">
</style:text-properties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BL1" style:master-page-name="master_0" style:family="table">
      <style:table-properties table:align="left" style:width="8.2638in" fo:break-before="page"/>
    </style:style>
    <style:style style:name="TR5" style:family="table-row">
      <style:table-row-properties style:use-optimal-row-height="false" style:row-height="0.1388in"/>
    </style:style>
    <style:style style:name="TR6" style:family="table-row">
      <style:table-row-properties style:use-optimal-row-height="false" style:row-height="1.361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Page 1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Оборудование работников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 table:number-rows-spanned="2">
            <text:p text:style-name="P0"><text:span text:style-name="T1">Работник</text:span></text:p>
          </table:table-cell>
          <table:table-cell table:style-name="C1" table:number-columns-spanned="2" table:number-rows-spanned="2">
            <text:p text:style-name="P0"><text:span text:style-name="T1">Оборудование</text:span></text:p>
          </table:table-cell>
          <table:table-cell table:style-name="C1"/>
          <table:table-cell table:style-name="C1" table:number-columns-spanned="5">
            <text:p text:style-name="P0"><text:span text:style-name="T1">Время работы за оборудованием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/>
          <table:table-cell table:style-name="C1"/>
          <table:table-cell table:style-name="C1"/>
          <table:table-cell table:style-name="C1">
            <text:p text:style-name="P0"><text:span text:style-name="T1">ПН</text:span></text:p>
          </table:table-cell>
          <table:table-cell table:style-name="C1">
            <text:p text:style-name="P0"><text:span text:style-name="T1">ВТ</text:span></text:p>
          </table:table-cell>
          <table:table-cell table:style-name="C1">
            <text:p text:style-name="P0"><text:span text:style-name="T1">СР</text:span></text:p>
          </table:table-cell>
          <table:table-cell table:style-name="C1">
            <text:p text:style-name="P0"><text:span text:style-name="T1">ЧТ</text:span></text:p>
          </table:table-cell>
          <table:table-cell table:style-name="C1">
            <text:p text:style-name="P0"><text:span text:style-name="T1">ПТ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лесова Полина Данииловна [ID: 3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Комплексы телемеханики [ID: 18]</text:span></text:p>
          </table:table-cell>
          <table:table-cell table:style-name="C1"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маров Матвей Иванович [ID: 4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 table:number-columns-spanned="2">
            <text:p text:style-name="P1"><text:span text:style-name="T2">2023-06-30 16:17:30</text:span></text:p>
          </table:table-cell>
          <table:table-cell table:style-name="C2"/>
          <table:table-cell table:style-name="C3" table:number-columns-spanned="6">
            <text:p text:style-name="P2"><text:span text:style-name="T2">1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2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 table:number-rows-spanned="2">
            <text:p text:style-name="P0"><text:bookmark text:name="JR_PAGE_ANCHOR_0_2"/><text:span text:style-name="T1">Работник</text:span></text:p>
          </table:table-cell>
          <table:table-cell table:style-name="C1" table:number-columns-spanned="2" table:number-rows-spanned="2">
            <text:p text:style-name="P0"><text:span text:style-name="T1">Оборудование</text:span></text:p>
          </table:table-cell>
          <table:table-cell table:style-name="C1"/>
          <table:table-cell table:style-name="C1" table:number-columns-spanned="5">
            <text:p text:style-name="P0"><text:span text:style-name="T1">Время работы за оборудованием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/>
          <table:table-cell table:style-name="C1"/>
          <table:table-cell table:style-name="C1"/>
          <table:table-cell table:style-name="C1">
            <text:p text:style-name="P0"><text:span text:style-name="T1">ПН</text:span></text:p>
          </table:table-cell>
          <table:table-cell table:style-name="C1">
            <text:p text:style-name="P0"><text:span text:style-name="T1">ВТ</text:span></text:p>
          </table:table-cell>
          <table:table-cell table:style-name="C1">
            <text:p text:style-name="P0"><text:span text:style-name="T1">СР</text:span></text:p>
          </table:table-cell>
          <table:table-cell table:style-name="C1">
            <text:p text:style-name="P0"><text:span text:style-name="T1">ЧТ</text:span></text:p>
          </table:table-cell>
          <table:table-cell table:style-name="C1">
            <text:p text:style-name="P0"><text:span text:style-name="T1">ПТ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table-cell table:style-name="C1"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маров Матвей Иванович [ID: 4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Уровнемеры ультразвуковые [ID: 22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ы автоматизированные измерительные морские [ID: 16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ы телемеханики [ID: 20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Пульты проверки систем [ID: 8]</text:span></text:p>
          </table:table-cell>
          <table:table-cell table:style-name="C1"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Уровнемеры ультразвуковые [ID: 22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table-cell table:style-name="C1"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Агеев Мирон Николаевич [ID: 6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 table:number-columns-spanned="2">
            <text:p text:style-name="P1"><text:span text:style-name="T2">2023-06-30 16:17:30</text:span></text:p>
          </table:table-cell>
          <table:table-cell table:style-name="C2"/>
          <table:table-cell table:style-name="C3" table:number-columns-spanned="6">
            <text:p text:style-name="P2"><text:span text:style-name="T2">2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3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 table:number-rows-spanned="2">
            <text:p text:style-name="P0"><text:bookmark text:name="JR_PAGE_ANCHOR_0_3"/><text:span text:style-name="T1">Работник</text:span></text:p>
          </table:table-cell>
          <table:table-cell table:style-name="C1" table:number-columns-spanned="2" table:number-rows-spanned="2">
            <text:p text:style-name="P0"><text:span text:style-name="T1">Оборудование</text:span></text:p>
          </table:table-cell>
          <table:table-cell table:style-name="C1"/>
          <table:table-cell table:style-name="C1" table:number-columns-spanned="5">
            <text:p text:style-name="P0"><text:span text:style-name="T1">Время работы за оборудованием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/>
          <table:table-cell table:style-name="C1"/>
          <table:table-cell table:style-name="C1"/>
          <table:table-cell table:style-name="C1">
            <text:p text:style-name="P0"><text:span text:style-name="T1">ПН</text:span></text:p>
          </table:table-cell>
          <table:table-cell table:style-name="C1">
            <text:p text:style-name="P0"><text:span text:style-name="T1">ВТ</text:span></text:p>
          </table:table-cell>
          <table:table-cell table:style-name="C1">
            <text:p text:style-name="P0"><text:span text:style-name="T1">СР</text:span></text:p>
          </table:table-cell>
          <table:table-cell table:style-name="C1">
            <text:p text:style-name="P0"><text:span text:style-name="T1">ЧТ</text:span></text:p>
          </table:table-cell>
          <table:table-cell table:style-name="C1">
            <text:p text:style-name="P0"><text:span text:style-name="T1">ПТ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table-cell table:style-name="C1"/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Уровнемеры [ID: 7]</text:span></text:p>
          </table:table-cell>
          <table:table-cell table:style-name="C1"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Уровнемеры [ID: 7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с контрольно-моделирующий [ID: 1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Устройства радиоприемные [ID: 14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Алексеев Илья Фёдорович [ID: 11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 table:number-columns-spanned="2">
            <text:p text:style-name="P1"><text:span text:style-name="T2">2023-06-30 16:17:30</text:span></text:p>
          </table:table-cell>
          <table:table-cell table:style-name="C2"/>
          <table:table-cell table:style-name="C3" table:number-columns-spanned="6">
            <text:p text:style-name="P2"><text:span text:style-name="T2">3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4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 table:number-rows-spanned="2">
            <text:p text:style-name="P0"><text:bookmark text:name="JR_PAGE_ANCHOR_0_4"/><text:span text:style-name="T1">Работник</text:span></text:p>
          </table:table-cell>
          <table:table-cell table:style-name="C1" table:number-columns-spanned="2" table:number-rows-spanned="2">
            <text:p text:style-name="P0"><text:span text:style-name="T1">Оборудование</text:span></text:p>
          </table:table-cell>
          <table:table-cell table:style-name="C1"/>
          <table:table-cell table:style-name="C1" table:number-columns-spanned="5">
            <text:p text:style-name="P0"><text:span text:style-name="T1">Время работы за оборудованием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/>
          <table:table-cell table:style-name="C1"/>
          <table:table-cell table:style-name="C1"/>
          <table:table-cell table:style-name="C1">
            <text:p text:style-name="P0"><text:span text:style-name="T1">ПН</text:span></text:p>
          </table:table-cell>
          <table:table-cell table:style-name="C1">
            <text:p text:style-name="P0"><text:span text:style-name="T1">ВТ</text:span></text:p>
          </table:table-cell>
          <table:table-cell table:style-name="C1">
            <text:p text:style-name="P0"><text:span text:style-name="T1">СР</text:span></text:p>
          </table:table-cell>
          <table:table-cell table:style-name="C1">
            <text:p text:style-name="P0"><text:span text:style-name="T1">ЧТ</text:span></text:p>
          </table:table-cell>
          <table:table-cell table:style-name="C1">
            <text:p text:style-name="P0"><text:span text:style-name="T1">ПТ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Системы автоматического управления САУиР ГПА [ID: 12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Комплексы телемеханики [ID: 20]</text:span></text:p>
          </table:table-cell>
          <table:table-cell table:style-name="C1"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Алексеев Илья Фёдорович [ID: 11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лесова Полина Данииловна [ID: 3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 table:number-columns-spanned="2">
            <text:p text:style-name="P1"><text:span text:style-name="T2">2023-06-30 16:17:30</text:span></text:p>
          </table:table-cell>
          <table:table-cell table:style-name="C2"/>
          <table:table-cell table:style-name="C3" table:number-columns-spanned="6">
            <text:p text:style-name="P2"><text:span text:style-name="T2">4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Page 1'.$A$1" table:cell-range-address="$'Page 1'.$A$1"/>
        <table:named-range table:name="JR_PAGE_ANCHOR_0_2" table:base-cell-address="$'Page 2'.$A$1" table:cell-range-address="$'Page 2'.$A$1"/>
        <table:named-range table:name="JR_PAGE_ANCHOR_0_3" table:base-cell-address="$'Page 3'.$A$1" table:cell-range-address="$'Page 3'.$A$1"/>
        <table:named-range table:name="JR_PAGE_ANCHOR_0_4" table:base-cell-address="$'Page 4'.$A$1" table:cell-range-address="$'Page 4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